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27mm"/>
    </style:style>
    <style:style style:name="co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sion" table:style-name="ta1">
        <table:shapes>
          <draw:frame draw:z-index="0" draw:style-name="gr1" draw:text-style-name="P1" svg:width="526.44mm" svg:height="90.05mm" svg:x="84.25mm" svg:y="8.49mm">
            <draw:object draw:notify-on-update-of-ranges="'Distance fitness'.B2:'Distance fitness'.B256 'Distance fitness'.C2:'Distance fitness'.C256 'Custom fitness'.C2:'Custom fitness'.C256 'Custom fitness'.B2:'Custom fitness'.B256 'Bit difference fitness'.B2:'Bit difference fitness'.B256 'Bit difference fitness'.C2:'Bit difference fitness'.C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istance fitness" table:style-name="ta1"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17.953" calcext:value-type="float">
            <text:p>317,953</text:p>
          </table:table-cell>
        </table:table-row>
        <table:table-row table:style-name="ro1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7.869" calcext:value-type="float">
            <text:p>267,869</text:p>
          </table:table-cell>
        </table:table-row>
        <table:table-row table:style-name="ro1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269.9" calcext:value-type="float">
            <text:p>269,9</text:p>
          </table:table-cell>
        </table:table-row>
        <table:table-row table:style-name="ro1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284.61" calcext:value-type="float">
            <text:p>284,61</text:p>
          </table:table-cell>
        </table:table-row>
        <table:table-row table:style-name="ro1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260.716" calcext:value-type="float">
            <text:p>260,716</text:p>
          </table:table-cell>
        </table:table-row>
        <table:table-row table:style-name="ro1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333.339" calcext:value-type="float">
            <text:p>333,339</text:p>
          </table:table-cell>
        </table:table-row>
        <table:table-row table:style-name="ro1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30.379" calcext:value-type="float">
            <text:p>330,379</text:p>
          </table:table-cell>
        </table:table-row>
        <table:table-row table:style-name="ro1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164.997" calcext:value-type="float">
            <text:p>164,997</text:p>
          </table:table-cell>
        </table:table-row>
        <table:table-row table:style-name="ro1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273.064" calcext:value-type="float">
            <text:p>273,064</text:p>
          </table:table-cell>
        </table:table-row>
        <table:table-row table:style-name="ro1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340.711" calcext:value-type="float">
            <text:p>340,711</text:p>
          </table:table-cell>
        </table:table-row>
        <table:table-row table:style-name="ro1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218.918" calcext:value-type="float">
            <text:p>218,918</text:p>
          </table:table-cell>
        </table:table-row>
        <table:table-row table:style-name="ro1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13.386" calcext:value-type="float">
            <text:p>313,386</text:p>
          </table:table-cell>
        </table:table-row>
        <table:table-row table:style-name="ro1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187.142" calcext:value-type="float">
            <text:p>187,142</text:p>
          </table:table-cell>
        </table:table-row>
        <table:table-row table:style-name="ro1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161.496" calcext:value-type="float">
            <text:p>161,496</text:p>
          </table:table-cell>
        </table:table-row>
        <table:table-row table:style-name="ro1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219.16" calcext:value-type="float">
            <text:p>219,16</text:p>
          </table:table-cell>
        </table:table-row>
        <table:table-row table:style-name="ro1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327.093" calcext:value-type="float">
            <text:p>327,093</text:p>
          </table:table-cell>
        </table:table-row>
        <table:table-row table:style-name="ro1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11.154" calcext:value-type="float">
            <text:p>211,154</text:p>
          </table:table-cell>
        </table:table-row>
        <table:table-row table:style-name="ro1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280.964" calcext:value-type="float">
            <text:p>280,964</text:p>
          </table:table-cell>
        </table:table-row>
        <table:table-row table:style-name="ro1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0.852" calcext:value-type="float">
            <text:p>290,852</text:p>
          </table:table-cell>
        </table:table-row>
        <table:table-row table:style-name="ro1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327.197" calcext:value-type="float">
            <text:p>327,197</text:p>
          </table:table-cell>
        </table:table-row>
        <table:table-row table:style-name="ro1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1.26" calcext:value-type="float">
            <text:p>271,26</text:p>
          </table:table-cell>
        </table:table-row>
        <table:table-row table:style-name="ro1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04.273" calcext:value-type="float">
            <text:p>304,273</text:p>
          </table:table-cell>
        </table:table-row>
        <table:table-row table:style-name="ro1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248.849" calcext:value-type="float">
            <text:p>248,849</text:p>
          </table:table-cell>
        </table:table-row>
        <table:table-row table:style-name="ro1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288.489" calcext:value-type="float">
            <text:p>288,489</text:p>
          </table:table-cell>
        </table:table-row>
        <table:table-row table:style-name="ro1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245.067" calcext:value-type="float">
            <text:p>245,067</text:p>
          </table:table-cell>
        </table:table-row>
        <table:table-row table:style-name="ro1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225.55" calcext:value-type="float">
            <text:p>225,55</text:p>
          </table:table-cell>
        </table:table-row>
        <table:table-row table:style-name="ro1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35.857" calcext:value-type="float">
            <text:p>335,857</text:p>
          </table:table-cell>
        </table:table-row>
        <table:table-row table:style-name="ro1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27.098" calcext:value-type="float">
            <text:p>327,098</text:p>
          </table:table-cell>
        </table:table-row>
        <table:table-row table:style-name="ro1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07.432" calcext:value-type="float">
            <text:p>207,432</text:p>
          </table:table-cell>
        </table:table-row>
        <table:table-row table:style-name="ro1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184.984" calcext:value-type="float">
            <text:p>184,984</text:p>
          </table:table-cell>
        </table:table-row>
        <table:table-row table:style-name="ro1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94.8" calcext:value-type="float">
            <text:p>294,8</text:p>
          </table:table-cell>
        </table:table-row>
        <table:table-row table:style-name="ro1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182.71" calcext:value-type="float">
            <text:p>182,71</text:p>
          </table:table-cell>
        </table:table-row>
        <table:table-row table:style-name="ro1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70.263" calcext:value-type="float">
            <text:p>370,263</text:p>
          </table:table-cell>
        </table:table-row>
        <table:table-row table:style-name="ro1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243.308" calcext:value-type="float">
            <text:p>243,308</text:p>
          </table:table-cell>
        </table:table-row>
        <table:table-row table:style-name="ro1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23.034" calcext:value-type="float">
            <text:p>323,034</text:p>
          </table:table-cell>
        </table:table-row>
        <table:table-row table:style-name="ro1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284.072" calcext:value-type="float">
            <text:p>284,072</text:p>
          </table:table-cell>
        </table:table-row>
        <table:table-row table:style-name="ro1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311.013" calcext:value-type="float">
            <text:p>311,013</text:p>
          </table:table-cell>
        </table:table-row>
        <table:table-row table:style-name="ro1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178.067" calcext:value-type="float">
            <text:p>178,067</text:p>
          </table:table-cell>
        </table:table-row>
        <table:table-row table:style-name="ro1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154.884" calcext:value-type="float">
            <text:p>154,884</text:p>
          </table:table-cell>
        </table:table-row>
        <table:table-row table:style-name="ro1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37.093" calcext:value-type="float">
            <text:p>237,093</text:p>
          </table:table-cell>
        </table:table-row>
        <table:table-row table:style-name="ro1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266.417" calcext:value-type="float">
            <text:p>266,417</text:p>
          </table:table-cell>
        </table:table-row>
        <table:table-row table:style-name="ro1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203.89" calcext:value-type="float">
            <text:p>203,89</text:p>
          </table:table-cell>
        </table:table-row>
        <table:table-row table:style-name="ro1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10.67" calcext:value-type="float">
            <text:p>310,67</text:p>
          </table:table-cell>
        </table:table-row>
        <table:table-row table:style-name="ro1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216.652" calcext:value-type="float">
            <text:p>216,652</text:p>
          </table:table-cell>
        </table:table-row>
        <table:table-row table:style-name="ro1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212.713" calcext:value-type="float">
            <text:p>212,713</text:p>
          </table:table-cell>
        </table:table-row>
        <table:table-row table:style-name="ro1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01.518" calcext:value-type="float">
            <text:p>301,518</text:p>
          </table:table-cell>
        </table:table-row>
        <table:table-row table:style-name="ro1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167.395" calcext:value-type="float">
            <text:p>167,395</text:p>
          </table:table-cell>
        </table:table-row>
        <table:table-row table:style-name="ro1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199.251" calcext:value-type="float">
            <text:p>199,251</text:p>
          </table:table-cell>
        </table:table-row>
        <table:table-row table:style-name="ro1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298.525" calcext:value-type="float">
            <text:p>298,525</text:p>
          </table:table-cell>
        </table:table-row>
        <table:table-row table:style-name="ro1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13.669" calcext:value-type="float">
            <text:p>313,669</text:p>
          </table:table-cell>
        </table:table-row>
        <table:table-row table:style-name="ro1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270.237" calcext:value-type="float">
            <text:p>270,237</text:p>
          </table:table-cell>
        </table:table-row>
        <table:table-row table:style-name="ro1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222.513" calcext:value-type="float">
            <text:p>222,513</text:p>
          </table:table-cell>
        </table:table-row>
        <table:table-row table:style-name="ro1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160.776" calcext:value-type="float">
            <text:p>160,776</text:p>
          </table:table-cell>
        </table:table-row>
        <table:table-row table:style-name="ro1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59.656" calcext:value-type="float">
            <text:p>259,656</text:p>
          </table:table-cell>
        </table:table-row>
        <table:table-row table:style-name="ro1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244.258" calcext:value-type="float">
            <text:p>244,258</text:p>
          </table:table-cell>
        </table:table-row>
        <table:table-row table:style-name="ro1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298.995" calcext:value-type="float">
            <text:p>298,995</text:p>
          </table:table-cell>
        </table:table-row>
        <table:table-row table:style-name="ro1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08.582" calcext:value-type="float">
            <text:p>308,582</text:p>
          </table:table-cell>
        </table:table-row>
        <table:table-row table:style-name="ro1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28.824" calcext:value-type="float">
            <text:p>328,824</text:p>
          </table:table-cell>
        </table:table-row>
        <table:table-row table:style-name="ro1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272.211" calcext:value-type="float">
            <text:p>272,211</text:p>
          </table:table-cell>
        </table:table-row>
        <table:table-row table:style-name="ro1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35.083" calcext:value-type="float">
            <text:p>235,083</text:p>
          </table:table-cell>
        </table:table-row>
        <table:table-row table:style-name="ro1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213.279" calcext:value-type="float">
            <text:p>213,279</text:p>
          </table:table-cell>
        </table:table-row>
        <table:table-row table:style-name="ro1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222.463" calcext:value-type="float">
            <text:p>222,463</text:p>
          </table:table-cell>
        </table:table-row>
        <table:table-row table:style-name="ro1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282.321" calcext:value-type="float">
            <text:p>282,321</text:p>
          </table:table-cell>
        </table:table-row>
        <table:table-row table:style-name="ro1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272.668" calcext:value-type="float">
            <text:p>272,668</text:p>
          </table:table-cell>
        </table:table-row>
        <table:table-row table:style-name="ro1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35.437" calcext:value-type="float">
            <text:p>335,437</text:p>
          </table:table-cell>
        </table:table-row>
        <table:table-row table:style-name="ro1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280.943" calcext:value-type="float">
            <text:p>280,943</text:p>
          </table:table-cell>
        </table:table-row>
        <table:table-row table:style-name="ro1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190.053" calcext:value-type="float">
            <text:p>190,053</text:p>
          </table:table-cell>
        </table:table-row>
        <table:table-row table:style-name="ro1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179.636" calcext:value-type="float">
            <text:p>179,636</text:p>
          </table:table-cell>
        </table:table-row>
        <table:table-row table:style-name="ro1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253.9" calcext:value-type="float">
            <text:p>253,9</text:p>
          </table:table-cell>
        </table:table-row>
        <table:table-row table:style-name="ro1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179.201" calcext:value-type="float">
            <text:p>179,201</text:p>
          </table:table-cell>
        </table:table-row>
        <table:table-row table:style-name="ro1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292.344" calcext:value-type="float">
            <text:p>292,344</text:p>
          </table:table-cell>
        </table:table-row>
        <table:table-row table:style-name="ro1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12.37" calcext:value-type="float">
            <text:p>312,37</text:p>
          </table:table-cell>
        </table:table-row>
        <table:table-row table:style-name="ro1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46.22" calcext:value-type="float">
            <text:p>346,22</text:p>
          </table:table-cell>
        </table:table-row>
        <table:table-row table:style-name="ro1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199.339" calcext:value-type="float">
            <text:p>199,339</text:p>
          </table:table-cell>
        </table:table-row>
        <table:table-row table:style-name="ro1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24.038" calcext:value-type="float">
            <text:p>224,038</text:p>
          </table:table-cell>
        </table:table-row>
        <table:table-row table:style-name="ro1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34.68" calcext:value-type="float">
            <text:p>334,68</text:p>
          </table:table-cell>
        </table:table-row>
        <table:table-row table:style-name="ro1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62.244" calcext:value-type="float">
            <text:p>262,244</text:p>
          </table:table-cell>
        </table:table-row>
        <table:table-row table:style-name="ro1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81.65" calcext:value-type="float">
            <text:p>281,65</text:p>
          </table:table-cell>
        </table:table-row>
        <table:table-row table:style-name="ro1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80.854" calcext:value-type="float">
            <text:p>280,854</text:p>
          </table:table-cell>
        </table:table-row>
        <table:table-row table:style-name="ro1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15.66" calcext:value-type="float">
            <text:p>315,66</text:p>
          </table:table-cell>
        </table:table-row>
        <table:table-row table:style-name="ro1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88.481" calcext:value-type="float">
            <text:p>288,481</text:p>
          </table:table-cell>
        </table:table-row>
        <table:table-row table:style-name="ro1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97.679" calcext:value-type="float">
            <text:p>297,679</text:p>
          </table:table-cell>
        </table:table-row>
        <table:table-row table:style-name="ro1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26.992" calcext:value-type="float">
            <text:p>326,992</text:p>
          </table:table-cell>
        </table:table-row>
        <table:table-row table:style-name="ro1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58.232" calcext:value-type="float">
            <text:p>258,232</text:p>
          </table:table-cell>
        </table:table-row>
        <table:table-row table:style-name="ro1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90.445" calcext:value-type="float">
            <text:p>390,445</text:p>
          </table:table-cell>
        </table:table-row>
        <table:table-row table:style-name="ro1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39.296" calcext:value-type="float">
            <text:p>339,296</text:p>
          </table:table-cell>
        </table:table-row>
        <table:table-row table:style-name="ro1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66.028" calcext:value-type="float">
            <text:p>266,028</text:p>
          </table:table-cell>
        </table:table-row>
        <table:table-row table:style-name="ro1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46.762" calcext:value-type="float">
            <text:p>346,762</text:p>
          </table:table-cell>
        </table:table-row>
        <table:table-row table:style-name="ro1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292.544" calcext:value-type="float">
            <text:p>292,544</text:p>
          </table:table-cell>
        </table:table-row>
        <table:table-row table:style-name="ro1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74.551" calcext:value-type="float">
            <text:p>274,551</text:p>
          </table:table-cell>
        </table:table-row>
        <table:table-row table:style-name="ro1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284.056" calcext:value-type="float">
            <text:p>284,056</text:p>
          </table:table-cell>
        </table:table-row>
        <table:table-row table:style-name="ro1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95.382" calcext:value-type="float">
            <text:p>195,382</text:p>
          </table:table-cell>
        </table:table-row>
        <table:table-row table:style-name="ro1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249.479" calcext:value-type="float">
            <text:p>249,479</text:p>
          </table:table-cell>
        </table:table-row>
        <table:table-row table:style-name="ro1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23.497" calcext:value-type="float">
            <text:p>323,497</text:p>
          </table:table-cell>
        </table:table-row>
        <table:table-row table:style-name="ro1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221.89" calcext:value-type="float">
            <text:p>221,89</text:p>
          </table:table-cell>
        </table:table-row>
        <table:table-row table:style-name="ro1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281.526" calcext:value-type="float">
            <text:p>281,526</text:p>
          </table:table-cell>
        </table:table-row>
        <table:table-row table:style-name="ro1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32.621" calcext:value-type="float">
            <text:p>332,621</text:p>
          </table:table-cell>
        </table:table-row>
        <table:table-row table:style-name="ro1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302.899" calcext:value-type="float">
            <text:p>302,899</text:p>
          </table:table-cell>
        </table:table-row>
        <table:table-row table:style-name="ro1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223.763" calcext:value-type="float">
            <text:p>223,763</text:p>
          </table:table-cell>
        </table:table-row>
        <table:table-row table:style-name="ro1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261.348" calcext:value-type="float">
            <text:p>261,348</text:p>
          </table:table-cell>
        </table:table-row>
        <table:table-row table:style-name="ro1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189.705" calcext:value-type="float">
            <text:p>189,705</text:p>
          </table:table-cell>
        </table:table-row>
        <table:table-row table:style-name="ro1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28.956" calcext:value-type="float">
            <text:p>228,956</text:p>
          </table:table-cell>
        </table:table-row>
        <table:table-row table:style-name="ro1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293.598" calcext:value-type="float">
            <text:p>293,598</text:p>
          </table:table-cell>
        </table:table-row>
        <table:table-row table:style-name="ro1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00.346" calcext:value-type="float">
            <text:p>300,346</text:p>
          </table:table-cell>
        </table:table-row>
        <table:table-row table:style-name="ro1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292.488" calcext:value-type="float">
            <text:p>292,488</text:p>
          </table:table-cell>
        </table:table-row>
        <table:table-row table:style-name="ro1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280.742" calcext:value-type="float">
            <text:p>280,742</text:p>
          </table:table-cell>
        </table:table-row>
        <table:table-row table:style-name="ro1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380.293" calcext:value-type="float">
            <text:p>380,293</text:p>
          </table:table-cell>
        </table:table-row>
        <table:table-row table:style-name="ro1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229.308" calcext:value-type="float">
            <text:p>229,308</text:p>
          </table:table-cell>
        </table:table-row>
        <table:table-row table:style-name="ro1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225.275" calcext:value-type="float">
            <text:p>225,275</text:p>
          </table:table-cell>
        </table:table-row>
        <table:table-row table:style-name="ro1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285.599" calcext:value-type="float">
            <text:p>285,599</text:p>
          </table:table-cell>
        </table:table-row>
        <table:table-row table:style-name="ro1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73.492" calcext:value-type="float">
            <text:p>373,492</text:p>
          </table:table-cell>
        </table:table-row>
        <table:table-row table:style-name="ro1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245.563" calcext:value-type="float">
            <text:p>245,563</text:p>
          </table:table-cell>
        </table:table-row>
        <table:table-row table:style-name="ro1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58.124" calcext:value-type="float">
            <text:p>358,124</text:p>
          </table:table-cell>
        </table:table-row>
        <table:table-row table:style-name="ro1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259.461" calcext:value-type="float">
            <text:p>259,461</text:p>
          </table:table-cell>
        </table:table-row>
        <table:table-row table:style-name="ro1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03.419" calcext:value-type="float">
            <text:p>303,419</text:p>
          </table:table-cell>
        </table:table-row>
        <table:table-row table:style-name="ro1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270.183" calcext:value-type="float">
            <text:p>270,183</text:p>
          </table:table-cell>
        </table:table-row>
        <table:table-row table:style-name="ro1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34.964" calcext:value-type="float">
            <text:p>234,964</text:p>
          </table:table-cell>
        </table:table-row>
        <table:table-row table:style-name="ro1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237.323" calcext:value-type="float">
            <text:p>237,323</text:p>
          </table:table-cell>
        </table:table-row>
        <table:table-row table:style-name="ro1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60.878" calcext:value-type="float">
            <text:p>360,878</text:p>
          </table:table-cell>
        </table:table-row>
        <table:table-row table:style-name="ro1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94.028" calcext:value-type="float">
            <text:p>194,028</text:p>
          </table:table-cell>
        </table:table-row>
        <table:table-row table:style-name="ro1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339.338" calcext:value-type="float">
            <text:p>339,338</text:p>
          </table:table-cell>
        </table:table-row>
        <table:table-row table:style-name="ro1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54.356" calcext:value-type="float">
            <text:p>254,356</text:p>
          </table:table-cell>
        </table:table-row>
        <table:table-row table:style-name="ro1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83.249" calcext:value-type="float">
            <text:p>283,249</text:p>
          </table:table-cell>
        </table:table-row>
        <table:table-row table:style-name="ro1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177.454" calcext:value-type="float">
            <text:p>177,454</text:p>
          </table:table-cell>
        </table:table-row>
        <table:table-row table:style-name="ro1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192.224" calcext:value-type="float">
            <text:p>192,224</text:p>
          </table:table-cell>
        </table:table-row>
        <table:table-row table:style-name="ro1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5.662" calcext:value-type="float">
            <text:p>245,662</text:p>
          </table:table-cell>
        </table:table-row>
        <table:table-row table:style-name="ro1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50.318" calcext:value-type="float">
            <text:p>350,318</text:p>
          </table:table-cell>
        </table:table-row>
        <table:table-row table:style-name="ro1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27.794" calcext:value-type="float">
            <text:p>327,794</text:p>
          </table:table-cell>
        </table:table-row>
        <table:table-row table:style-name="ro1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2.219" calcext:value-type="float">
            <text:p>272,219</text:p>
          </table:table-cell>
        </table:table-row>
        <table:table-row table:style-name="ro1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30.801" calcext:value-type="float">
            <text:p>230,801</text:p>
          </table:table-cell>
        </table:table-row>
        <table:table-row table:style-name="ro1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170.338" calcext:value-type="float">
            <text:p>170,338</text:p>
          </table:table-cell>
        </table:table-row>
        <table:table-row table:style-name="ro1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245.339" calcext:value-type="float">
            <text:p>245,339</text:p>
          </table:table-cell>
        </table:table-row>
        <table:table-row table:style-name="ro1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107.187" calcext:value-type="float">
            <text:p>107,187</text:p>
          </table:table-cell>
        </table:table-row>
        <table:table-row table:style-name="ro1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07.454" calcext:value-type="float">
            <text:p>307,454</text:p>
          </table:table-cell>
        </table:table-row>
        <table:table-row table:style-name="ro1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264.766" calcext:value-type="float">
            <text:p>264,766</text:p>
          </table:table-cell>
        </table:table-row>
        <table:table-row table:style-name="ro1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196.545" calcext:value-type="float">
            <text:p>196,545</text:p>
          </table:table-cell>
        </table:table-row>
        <table:table-row table:style-name="ro1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240.946" calcext:value-type="float">
            <text:p>240,946</text:p>
          </table:table-cell>
        </table:table-row>
        <table:table-row table:style-name="ro1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225.076" calcext:value-type="float">
            <text:p>225,076</text:p>
          </table:table-cell>
        </table:table-row>
        <table:table-row table:style-name="ro1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182.129" calcext:value-type="float">
            <text:p>182,129</text:p>
          </table:table-cell>
        </table:table-row>
        <table:table-row table:style-name="ro1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143.059" calcext:value-type="float">
            <text:p>143,059</text:p>
          </table:table-cell>
        </table:table-row>
        <table:table-row table:style-name="ro1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211.825" calcext:value-type="float">
            <text:p>211,825</text:p>
          </table:table-cell>
        </table:table-row>
        <table:table-row table:style-name="ro1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203.674" calcext:value-type="float">
            <text:p>203,674</text:p>
          </table:table-cell>
        </table:table-row>
        <table:table-row table:style-name="ro1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250.386" calcext:value-type="float">
            <text:p>250,386</text:p>
          </table:table-cell>
        </table:table-row>
        <table:table-row table:style-name="ro1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146.694" calcext:value-type="float">
            <text:p>146,694</text:p>
          </table:table-cell>
        </table:table-row>
        <table:table-row table:style-name="ro1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189.837" calcext:value-type="float">
            <text:p>189,837</text:p>
          </table:table-cell>
        </table:table-row>
        <table:table-row table:style-name="ro1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292.19" calcext:value-type="float">
            <text:p>292,19</text:p>
          </table:table-cell>
        </table:table-row>
        <table:table-row table:style-name="ro1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42.638" calcext:value-type="float">
            <text:p>242,638</text:p>
          </table:table-cell>
        </table:table-row>
        <table:table-row table:style-name="ro1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287.498" calcext:value-type="float">
            <text:p>287,498</text:p>
          </table:table-cell>
        </table:table-row>
        <table:table-row table:style-name="ro1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02.817" calcext:value-type="float">
            <text:p>302,817</text:p>
          </table:table-cell>
        </table:table-row>
        <table:table-row table:style-name="ro1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158.84" calcext:value-type="float">
            <text:p>158,84</text:p>
          </table:table-cell>
        </table:table-row>
        <table:table-row table:style-name="ro1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278.765" calcext:value-type="float">
            <text:p>278,765</text:p>
          </table:table-cell>
        </table:table-row>
        <table:table-row table:style-name="ro1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18.594" calcext:value-type="float">
            <text:p>318,594</text:p>
          </table:table-cell>
        </table:table-row>
        <table:table-row table:style-name="ro1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51.422" calcext:value-type="float">
            <text:p>251,422</text:p>
          </table:table-cell>
        </table:table-row>
        <table:table-row table:style-name="ro1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190.937" calcext:value-type="float">
            <text:p>190,937</text:p>
          </table:table-cell>
        </table:table-row>
        <table:table-row table:style-name="ro1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65.136" calcext:value-type="float">
            <text:p>365,136</text:p>
          </table:table-cell>
        </table:table-row>
        <table:table-row table:style-name="ro1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158.212" calcext:value-type="float">
            <text:p>158,212</text:p>
          </table:table-cell>
        </table:table-row>
        <table:table-row table:style-name="ro1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278.767" calcext:value-type="float">
            <text:p>278,767</text:p>
          </table:table-cell>
        </table:table-row>
        <table:table-row table:style-name="ro1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269.264" calcext:value-type="float">
            <text:p>269,264</text:p>
          </table:table-cell>
        </table:table-row>
        <table:table-row table:style-name="ro1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286.906" calcext:value-type="float">
            <text:p>286,906</text:p>
          </table:table-cell>
        </table:table-row>
        <table:table-row table:style-name="ro1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57.756" calcext:value-type="float">
            <text:p>357,756</text:p>
          </table:table-cell>
        </table:table-row>
        <table:table-row table:style-name="ro1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277.399" calcext:value-type="float">
            <text:p>277,399</text:p>
          </table:table-cell>
        </table:table-row>
        <table:table-row table:style-name="ro1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231.659" calcext:value-type="float">
            <text:p>231,659</text:p>
          </table:table-cell>
        </table:table-row>
        <table:table-row table:style-name="ro1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270.442" calcext:value-type="float">
            <text:p>270,442</text:p>
          </table:table-cell>
        </table:table-row>
        <table:table-row table:style-name="ro1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30.486" calcext:value-type="float">
            <text:p>330,486</text:p>
          </table:table-cell>
        </table:table-row>
        <table:table-row table:style-name="ro1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254.786" calcext:value-type="float">
            <text:p>254,786</text:p>
          </table:table-cell>
        </table:table-row>
        <table:table-row table:style-name="ro1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4.169" calcext:value-type="float">
            <text:p>334,169</text:p>
          </table:table-cell>
        </table:table-row>
        <table:table-row table:style-name="ro1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291.561" calcext:value-type="float">
            <text:p>291,561</text:p>
          </table:table-cell>
        </table:table-row>
        <table:table-row table:style-name="ro1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205.18" calcext:value-type="float">
            <text:p>205,18</text:p>
          </table:table-cell>
        </table:table-row>
        <table:table-row table:style-name="ro1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87.646" calcext:value-type="float">
            <text:p>287,646</text:p>
          </table:table-cell>
        </table:table-row>
        <table:table-row table:style-name="ro1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291.813" calcext:value-type="float">
            <text:p>291,813</text:p>
          </table:table-cell>
        </table:table-row>
        <table:table-row table:style-name="ro1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227.42" calcext:value-type="float">
            <text:p>227,42</text:p>
          </table:table-cell>
        </table:table-row>
        <table:table-row table:style-name="ro1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97.903" calcext:value-type="float">
            <text:p>297,903</text:p>
          </table:table-cell>
        </table:table-row>
        <table:table-row table:style-name="ro1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286.897" calcext:value-type="float">
            <text:p>286,897</text:p>
          </table:table-cell>
        </table:table-row>
        <table:table-row table:style-name="ro1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262.317" calcext:value-type="float">
            <text:p>262,317</text:p>
          </table:table-cell>
        </table:table-row>
        <table:table-row table:style-name="ro1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216.4" calcext:value-type="float">
            <text:p>216,4</text:p>
          </table:table-cell>
        </table:table-row>
        <table:table-row table:style-name="ro1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180.144" calcext:value-type="float">
            <text:p>180,144</text:p>
          </table:table-cell>
        </table:table-row>
        <table:table-row table:style-name="ro1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217.336" calcext:value-type="float">
            <text:p>217,336</text:p>
          </table:table-cell>
        </table:table-row>
        <table:table-row table:style-name="ro1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59.74" calcext:value-type="float">
            <text:p>359,74</text:p>
          </table:table-cell>
        </table:table-row>
        <table:table-row table:style-name="ro1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10.189" calcext:value-type="float">
            <text:p>310,189</text:p>
          </table:table-cell>
        </table:table-row>
        <table:table-row table:style-name="ro1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94.776" calcext:value-type="float">
            <text:p>294,776</text:p>
          </table:table-cell>
        </table:table-row>
        <table:table-row table:style-name="ro1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53.525" calcext:value-type="float">
            <text:p>253,525</text:p>
          </table:table-cell>
        </table:table-row>
        <table:table-row table:style-name="ro1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219.77" calcext:value-type="float">
            <text:p>219,77</text:p>
          </table:table-cell>
        </table:table-row>
        <table:table-row table:style-name="ro1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226.124" calcext:value-type="float">
            <text:p>226,124</text:p>
          </table:table-cell>
        </table:table-row>
        <table:table-row table:style-name="ro1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177.963" calcext:value-type="float">
            <text:p>177,963</text:p>
          </table:table-cell>
        </table:table-row>
        <table:table-row table:style-name="ro1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268.885" calcext:value-type="float">
            <text:p>268,885</text:p>
          </table:table-cell>
        </table:table-row>
        <table:table-row table:style-name="ro1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37.603" calcext:value-type="float">
            <text:p>237,603</text:p>
          </table:table-cell>
        </table:table-row>
        <table:table-row table:style-name="ro1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30.28" calcext:value-type="float">
            <text:p>230,28</text:p>
          </table:table-cell>
        </table:table-row>
        <table:table-row table:style-name="ro1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152.342" calcext:value-type="float">
            <text:p>152,342</text:p>
          </table:table-cell>
        </table:table-row>
        <table:table-row table:style-name="ro1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35.279" calcext:value-type="float">
            <text:p>235,279</text:p>
          </table:table-cell>
        </table:table-row>
        <table:table-row table:style-name="ro1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6.857" calcext:value-type="float">
            <text:p>286,857</text:p>
          </table:table-cell>
        </table:table-row>
        <table:table-row table:style-name="ro1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307.161" calcext:value-type="float">
            <text:p>307,161</text:p>
          </table:table-cell>
        </table:table-row>
        <table:table-row table:style-name="ro1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168.262" calcext:value-type="float">
            <text:p>168,262</text:p>
          </table:table-cell>
        </table:table-row>
        <table:table-row table:style-name="ro1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44.246" calcext:value-type="float">
            <text:p>344,246</text:p>
          </table:table-cell>
        </table:table-row>
        <table:table-row table:style-name="ro1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220.796" calcext:value-type="float">
            <text:p>220,796</text:p>
          </table:table-cell>
        </table:table-row>
        <table:table-row table:style-name="ro1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175.542" calcext:value-type="float">
            <text:p>175,542</text:p>
          </table:table-cell>
        </table:table-row>
        <table:table-row table:style-name="ro1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189.04" calcext:value-type="float">
            <text:p>189,04</text:p>
          </table:table-cell>
        </table:table-row>
        <table:table-row table:style-name="ro1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293.566" calcext:value-type="float">
            <text:p>293,566</text:p>
          </table:table-cell>
        </table:table-row>
        <table:table-row table:style-name="ro1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323.22" calcext:value-type="float">
            <text:p>323,22</text:p>
          </table:table-cell>
        </table:table-row>
        <table:table-row table:style-name="ro1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84.09" calcext:value-type="float">
            <text:p>384,09</text:p>
          </table:table-cell>
        </table:table-row>
        <table:table-row table:style-name="ro1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298.99" calcext:value-type="float">
            <text:p>298,99</text:p>
          </table:table-cell>
        </table:table-row>
        <table:table-row table:style-name="ro1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21.5" calcext:value-type="float">
            <text:p>321,5</text:p>
          </table:table-cell>
        </table:table-row>
        <table:table-row table:style-name="ro1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35.213" calcext:value-type="float">
            <text:p>235,213</text:p>
          </table:table-cell>
        </table:table-row>
        <table:table-row table:style-name="ro1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273.775" calcext:value-type="float">
            <text:p>273,775</text:p>
          </table:table-cell>
        </table:table-row>
        <table:table-row table:style-name="ro1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16.512" calcext:value-type="float">
            <text:p>316,512</text:p>
          </table:table-cell>
        </table:table-row>
        <table:table-row table:style-name="ro1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293.915" calcext:value-type="float">
            <text:p>293,915</text:p>
          </table:table-cell>
        </table:table-row>
        <table:table-row table:style-name="ro1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233.559" calcext:value-type="float">
            <text:p>233,559</text:p>
          </table:table-cell>
        </table:table-row>
        <table:table-row table:style-name="ro1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72.049" calcext:value-type="float">
            <text:p>172,049</text:p>
          </table:table-cell>
        </table:table-row>
        <table:table-row table:style-name="ro1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46.51" calcext:value-type="float">
            <text:p>346,51</text:p>
          </table:table-cell>
        </table:table-row>
        <table:table-row table:style-name="ro1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48.805" calcext:value-type="float">
            <text:p>148,805</text:p>
          </table:table-cell>
        </table:table-row>
        <table:table-row table:style-name="ro1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11.547" calcext:value-type="float">
            <text:p>211,547</text:p>
          </table:table-cell>
        </table:table-row>
        <table:table-row table:style-name="ro1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256.33" calcext:value-type="float">
            <text:p>256,33</text:p>
          </table:table-cell>
        </table:table-row>
        <table:table-row table:style-name="ro1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287.101" calcext:value-type="float">
            <text:p>287,101</text:p>
          </table:table-cell>
        </table:table-row>
        <table:table-row table:style-name="ro1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200.582" calcext:value-type="float">
            <text:p>200,582</text:p>
          </table:table-cell>
        </table:table-row>
        <table:table-row table:style-name="ro1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289.926" calcext:value-type="float">
            <text:p>289,926</text:p>
          </table:table-cell>
        </table:table-row>
        <table:table-row table:style-name="ro1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262.328" calcext:value-type="float">
            <text:p>262,328</text:p>
          </table:table-cell>
        </table:table-row>
        <table:table-row table:style-name="ro1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99.725" calcext:value-type="float">
            <text:p>199,725</text:p>
          </table:table-cell>
        </table:table-row>
        <table:table-row table:style-name="ro1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23.077" calcext:value-type="float">
            <text:p>323,077</text:p>
          </table:table-cell>
        </table:table-row>
        <table:table-row table:style-name="ro1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31.454" calcext:value-type="float">
            <text:p>231,454</text:p>
          </table:table-cell>
        </table:table-row>
        <table:table-row table:style-name="ro1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01.674" calcext:value-type="float">
            <text:p>301,674</text:p>
          </table:table-cell>
        </table:table-row>
        <table:table-row table:style-name="ro1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82.507" calcext:value-type="float">
            <text:p>282,507</text:p>
          </table:table-cell>
        </table:table-row>
        <table:table-row table:style-name="ro1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15.057" calcext:value-type="float">
            <text:p>315,057</text:p>
          </table:table-cell>
        </table:table-row>
        <table:table-row table:style-name="ro1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87.79" calcext:value-type="float">
            <text:p>187,79</text:p>
          </table:table-cell>
        </table:table-row>
        <table:table-row table:style-name="ro1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207.817" calcext:value-type="float">
            <text:p>207,817</text:p>
          </table:table-cell>
        </table:table-row>
        <table:table-row table:style-name="ro1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263.92" calcext:value-type="float">
            <text:p>263,92</text:p>
          </table:table-cell>
        </table:table-row>
        <table:table-row table:style-name="ro1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85.822" calcext:value-type="float">
            <text:p>185,822</text:p>
          </table:table-cell>
        </table:table-row>
        <table:table-row table:style-name="ro1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229.915" calcext:value-type="float">
            <text:p>229,915</text:p>
          </table:table-cell>
        </table:table-row>
        <table:table-row table:style-name="ro1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311.247" calcext:value-type="float">
            <text:p>311,247</text:p>
          </table:table-cell>
        </table:table-row>
        <table:table-row table:style-name="ro1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71.547" calcext:value-type="float">
            <text:p>271,547</text:p>
          </table:table-cell>
        </table:table-row>
        <table:table-row table:style-name="ro1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75.974" calcext:value-type="float">
            <text:p>175,974</text:p>
          </table:table-cell>
        </table:table-row>
        <table:table-row table:style-name="ro1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277.555" calcext:value-type="float">
            <text:p>277,555</text:p>
          </table:table-cell>
        </table:table-row>
        <table:table-row table:style-name="ro1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16.947" calcext:value-type="float">
            <text:p>216,947</text:p>
          </table:table-cell>
        </table:table-row>
        <table:table-row table:style-name="ro1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79.613" calcext:value-type="float">
            <text:p>179,613</text:p>
          </table:table-cell>
        </table:table-row>
        <table:table-row table:style-name="ro1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0.067" calcext:value-type="float">
            <text:p>320,067</text:p>
          </table:table-cell>
        </table:table-row>
        <table:table-row table:style-name="ro1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241.458" calcext:value-type="float">
            <text:p>241,458</text:p>
          </table:table-cell>
        </table:table-row>
        <table:table-row table:style-name="ro1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84.582" calcext:value-type="float">
            <text:p>284,582</text:p>
          </table:table-cell>
        </table:table-row>
        <table:table-row table:style-name="ro1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213.736" calcext:value-type="float">
            <text:p>213,736</text:p>
          </table:table-cell>
        </table:table-row>
        <table:table-row table:style-name="ro1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40.178" calcext:value-type="float">
            <text:p>340,178</text:p>
          </table:table-cell>
        </table:table-row>
        <table:table-row table:style-name="ro1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269.487" calcext:value-type="float">
            <text:p>269,487</text:p>
          </table:table-cell>
        </table:table-row>
        <table:table-row table:style-name="ro1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226.894" calcext:value-type="float">
            <text:p>226,894</text:p>
          </table:table-cell>
        </table:table-row>
        <table:table-row table:style-name="ro1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11.7" calcext:value-type="float">
            <text:p>111,7</text:p>
          </table:table-cell>
        </table:table-row>
        <table:table-row table:style-name="ro1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294.674" calcext:value-type="float">
            <text:p>294,674</text:p>
          </table:table-cell>
        </table:table-row>
        <table:table-row table:style-name="ro1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232.663" calcext:value-type="float">
            <text:p>232,663</text:p>
          </table:table-cell>
        </table:table-row>
        <table:table-row table:style-name="ro1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30.495" calcext:value-type="float">
            <text:p>230,495</text:p>
          </table:table-cell>
        </table:table-row>
        <table:table-row table:style-name="ro1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291.65" calcext:value-type="float">
            <text:p>291,65</text:p>
          </table:table-cell>
        </table:table-row>
        <table:table-row table:style-name="ro1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211.915" calcext:value-type="float">
            <text:p>211,915</text:p>
          </table:table-cell>
        </table:table-row>
        <table:table-row table:style-name="ro1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57.072" calcext:value-type="float">
            <text:p>257,072</text:p>
          </table:table-cell>
        </table:table-row>
        <table:table-row table:style-name="ro1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54.509" calcext:value-type="float">
            <text:p>154,509</text:p>
          </table:table-cell>
        </table:table-row>
        <table:table-row table:style-name="ro1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225.136" calcext:value-type="float">
            <text:p>225,136</text:p>
          </table:table-cell>
        </table:table-row>
        <table:table-row table:style-name="ro1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229.591" calcext:value-type="float">
            <text:p>229,591</text:p>
          </table:table-cell>
        </table:table-row>
      </table:table>
      <table:table table:name="Bit difference fitness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Custom fitness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_2013__20_Zvýraznění1" style:display-name="Excel_BuiltIn_20 % – Zvýraznění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2" style:display-name="Excel_BuiltIn_2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3" style:display-name="Excel_BuiltIn_20 % – Zvýraznění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4" style:display-name="Excel_BuiltIn_20 % – Zvýraznění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5" style:display-name="Excel_BuiltIn_20 % – Zvýraznění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6" style:display-name="Excel_BuiltIn_20 % – Zvýraznění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1" style:display-name="Excel_BuiltIn_40 % – Zvýraznění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2" style:display-name="Excel_BuiltIn_4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3" style:display-name="Excel_BuiltIn_40 % – Zvýraznění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4" style:display-name="Excel_BuiltIn_40 % – Zvýraznění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5" style:display-name="Excel_BuiltIn_40 % – Zvýraznění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6" style:display-name="Excel_BuiltIn_40 % – Zvýraznění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1" style:display-name="Excel_BuiltIn_60 % – Zvýraznění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2" style:display-name="Excel_BuiltIn_60 % – Zvýraznění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3" style:display-name="Excel_BuiltIn_60 % – Zvýraznění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4" style:display-name="Excel_BuiltIn_60 % – Zvýraznění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5" style:display-name="Excel_BuiltIn_60 % – Zvýraznění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6" style:display-name="Excel_BuiltIn_60 % – Zvýraznění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kem" style:display-name="Excel_BuiltIn_Celkem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Kontrolní_20_buňka" style:display-name="Excel_BuiltIn_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1" style:display-name="Excel_BuiltIn_Nadpis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Nadpis_20_2" style:display-name="Excel_BuiltIn_Nadpis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Nadpis_20_3" style:display-name="Excel_BuiltIn_Nadpis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4" style:display-name="Excel_BuiltIn_Nadpis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eutrální" style:display-name="Excel_BuiltIn_Neutráln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ázev" style:display-name="Excel_BuiltIn_Název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Poznámka" style:display-name="Excel_BuiltIn_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Propojená_20_buňka" style:display-name="Excel_BuiltIn_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právně" style:display-name="Excel_BuiltIn_Správně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_20_upozornění" style:display-name="Excel_BuiltIn_Text upozornění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stup" style:display-name="Excel_BuiltIn_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ysvětlující_20_text" style:display-name="Excel_BuiltIn_Vysvětlující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Výpočet" style:display-name="Excel_BuiltIn_Výpočet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ýstup" style:display-name="Excel_BuiltIn_Výstup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Zvýraznění_20_1" style:display-name="Excel_BuiltIn_Zvýraznění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2" style:display-name="Excel_BuiltIn_Zvýraznění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3" style:display-name="Excel_BuiltIn_Zvýraznění 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4" style:display-name="Excel_BuiltIn_Zvýraznění 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5" style:display-name="Excel_BuiltIn_Zvýraznění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6" style:display-name="Excel_BuiltIn_Zvýraznění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Špatně" style:display-name="Excel_BuiltIn_Špatně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.00.0000</text:date>, <text:time style:data-style-name="N2" text:time-value="16:47:51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10-30T16:51:19.119000000</dc:date>
    <meta:editing-duration>PT27M23S</meta:editing-duration>
    <meta:editing-cycles>12</meta:editing-cycles>
    <meta:document-statistic meta:table-count="4" meta:cell-count="2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b2bd2" draw:fill-color="#2b2bd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2.645cm" svg:height="9.006cm" xlink:href=".." xlink:type="simple" chart:class="chart:scatter" chart:style-name="ch1">
        <chart:legend chart:legend-position="end" svg:x="48.126cm" svg:y="3.706cm" style:legend-expansion="high" chart:style-name="ch2"/>
        <chart:plot-area chart:style-name="ch3" table:cell-range-address="'Distance fitness'.B2:'Distance fitness'.C256 'Custom fitness'.C2:'Custom fitness'.C256 'Bit difference fitness'.C2:'Bit difference fitness'.C256" chart:data-source-has-labels="row" svg:x="1.803cm" svg:y="0.18cm" svg:width="45.271cm" svg:height="7.665cm">
          <chartooo:coordinate-region svg:x="2.61cm" svg:y="0.38cm" svg:width="44.464cm" svg:height="6.818cm"/>
          <chart:axis chart:dimension="x" chart:name="primary-x" chart:style-name="ch4">
            <chart:title svg:x="22.396cm" svg:y="8.025cm" chart:style-name="ch5">
              <text:p>Decimal value of 1-byte key</text:p>
            </chart:title>
          </chart:axis>
          <chart:axis chart:dimension="y" chart:name="primary-y" chart:style-name="ch6">
            <chart:title svg:x="0.451cm" svg:y="1.512cm" chart:style-name="ch7">
              <text:p>Fitness value</text:p>
            </chart:title>
            <chart:grid chart:style-name="ch8" chart:class="major"/>
          </chart:axis>
          <chart:series chart:style-name="ch9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series chart:style-name="ch10" chart:values-cell-range-address="'Custom fitness'.C2:'Custom fitness'.C256" loext:label-string="&quot;Custom fitness&quot;" chart:class="chart:scatter">
            <chart:domain table:cell-range-address="'Custom fitness'.B2:'Custom fitness'.B256"/>
            <chart:data-point chart:repeated="255"/>
          </chart:series>
          <chart:series chart:style-name="ch11" chart:values-cell-range-address="'Bit difference fitness'.C2:'Bit difference fitness'.C256" loext:label-string="&quot;Bit difference fitness&quot;" chart:class="chart:scatter">
            <chart:domain table:cell-range-address="'Bit difference fitness'.B2:'Bit difference fitness'.B256"/>
            <chart:data-point chart:repeated="2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  <table:table-cell office:value-type="string">
                <text:p>Column B</text:p>
              </table:table-cell>
              <table:table-cell office:value-type="string">
                <text:p>Custom fitness</text:p>
              </table:table-cell>
              <table:table-cell office:value-type="string">
                <text:p>Column B</text:p>
              </table:table-cell>
              <table:table-cell office:value-type="string">
                <text:p>Bit differe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  <table:table-cell office:value-type="float" office:value="1">
                <text:p>1</text:p>
                <draw:g>
                  <svg:desc>'Custom fitness'.B2:'Custom fitness'.B256</svg:desc>
                </draw:g>
              </table:table-cell>
              <table:table-cell office:value-type="float" office:value="104">
                <text:p>104</text:p>
                <draw:g>
                  <svg:desc>'Custom fitness'.C2:'Custom fitness'.C256</svg:desc>
                </draw:g>
              </table:table-cell>
              <table:table-cell office:value-type="float" office:value="1">
                <text:p>1</text:p>
                <draw:g>
                  <svg:desc>'Bit difference fitness'.B2:'Bit difference fitness'.B256</svg:desc>
                </draw:g>
              </table:table-cell>
              <table:table-cell office:value-type="float" office:value="33">
                <text:p>33</text:p>
                <draw:g>
                  <svg:desc>'Bit difference fitness'.C2:'Bit differe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06">
                <text:p>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  <table:table-cell office:value-type="float" office:value="113">
                <text:p>113</text:p>
              </table:table-cell>
              <table:table-cell office:value-type="float" office:value="8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  <table:table-cell office:value-type="float" office:value="114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  <table:table-cell office:value-type="float" office:value="116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  <table:table-cell office:value-type="float" office:value="119">
                <text:p>119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  <table:table-cell office:value-type="float" office:value="121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121">
                <text:p>1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  <table:table-cell office:value-type="float" office:value="122">
                <text:p>1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  <table:table-cell office:value-type="float" office:value="123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  <table:table-cell office:value-type="float" office:value="124">
                <text:p>124</text:p>
              </table:table-cell>
              <table:table-cell office:value-type="float" office:value="19">
                <text:p>19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  <table:table-cell office:value-type="float" office:value="126">
                <text:p>126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  <table:table-cell office:value-type="float" office:value="127">
                <text:p>127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  <table:table-cell office:value-type="float" office:value="128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130">
                <text:p>1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  <table:table-cell office:value-type="float" office:value="131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  <table:table-cell office:value-type="float" office:value="132">
                <text:p>132</text:p>
              </table:table-cell>
              <table:table-cell office:value-type="float" office:value="27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  <table:table-cell office:value-type="float" office:value="133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  <table:table-cell office:value-type="float" office:value="134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134">
                <text:p>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  <table:table-cell office:value-type="float" office:value="137">
                <text:p>137</text:p>
              </table:table-cell>
              <table:table-cell office:value-type="float" office:value="32">
                <text:p>32</text:p>
              </table:table-cell>
              <table:table-cell office:value-type="float" office:value="137">
                <text:p>1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  <table:table-cell office:value-type="float" office:value="138">
                <text:p>138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  <table:table-cell office:value-type="float" office:value="141">
                <text:p>141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  <table:table-cell office:value-type="float" office:value="142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142">
                <text:p>1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  <table:table-cell office:value-type="float" office:value="143">
                <text:p>143</text:p>
              </table:table-cell>
              <table:table-cell office:value-type="float" office:value="38">
                <text:p>38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  <table:table-cell office:value-type="float" office:value="146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146">
                <text:p>1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  <table:table-cell office:value-type="float" office:value="147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147">
                <text:p>1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  <table:table-cell office:value-type="float" office:value="148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148">
                <text:p>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  <table:table-cell office:value-type="float" office:value="149">
                <text:p>149</text:p>
              </table:table-cell>
              <table:table-cell office:value-type="float" office:value="44">
                <text:p>44</text:p>
              </table:table-cell>
              <table:table-cell office:value-type="float" office:value="149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  <table:table-cell office:value-type="float" office:value="151">
                <text:p>151</text:p>
              </table:table-cell>
              <table:table-cell office:value-type="float" office:value="46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  <table:table-cell office:value-type="float" office:value="152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  <table:table-cell office:value-type="float" office:value="154">
                <text:p>154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  <table:table-cell office:value-type="float" office:value="155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  <table:table-cell office:value-type="float" office:value="156">
                <text:p>1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  <table:table-cell office:value-type="float" office:value="157">
                <text:p>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  <table:table-cell office:value-type="float" office:value="158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158">
                <text:p>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  <table:table-cell office:value-type="float" office:value="159">
                <text:p>159</text:p>
              </table:table-cell>
              <table:table-cell office:value-type="float" office:value="54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  <table:table-cell office:value-type="float" office:value="161">
                <text:p>161</text:p>
              </table:table-cell>
              <table:table-cell office:value-type="float" office:value="56">
                <text:p>56</text:p>
              </table:table-cell>
              <table:table-cell office:value-type="float" office:value="161">
                <text:p>1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2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  <table:table-cell office:value-type="float" office:value="163">
                <text:p>163</text:p>
              </table:table-cell>
              <table:table-cell office:value-type="float" office:value="58">
                <text:p>58</text:p>
              </table:table-cell>
              <table:table-cell office:value-type="float" office:value="163">
                <text:p>1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165">
                <text:p>1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6">
                <text:p>1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  <table:table-cell office:value-type="float" office:value="167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67">
                <text:p>1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  <table:table-cell office:value-type="float" office:value="168">
                <text:p>168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  <table:table-cell office:value-type="float" office:value="169">
                <text:p>169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  <table:table-cell office:value-type="float" office:value="170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  <table:table-cell office:value-type="float" office:value="171">
                <text:p>171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  <table:table-cell office:value-type="float" office:value="172">
                <text:p>172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  <table:table-cell office:value-type="float" office:value="173">
                <text:p>173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  <table:table-cell office:value-type="float" office:value="174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  <table:table-cell office:value-type="float" office:value="176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176">
                <text:p>1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  <table:table-cell office:value-type="float" office:value="177">
                <text:p>177</text:p>
              </table:table-cell>
              <table:table-cell office:value-type="float" office:value="72">
                <text:p>72</text:p>
              </table:table-cell>
              <table:table-cell office:value-type="float" office:value="177">
                <text:p>1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  <table:table-cell office:value-type="float" office:value="178">
                <text:p>178</text:p>
              </table:table-cell>
              <table:table-cell office:value-type="float" office:value="73">
                <text:p>73</text:p>
              </table:table-cell>
              <table:table-cell office:value-type="float" office:value="178">
                <text:p>1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179">
                <text:p>1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  <table:table-cell office:value-type="float" office:value="181">
                <text:p>181</text:p>
              </table:table-cell>
              <table:table-cell office:value-type="float" office:value="76">
                <text:p>76</text:p>
              </table:table-cell>
              <table:table-cell office:value-type="float" office:value="181">
                <text:p>1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  <table:table-cell office:value-type="float" office:value="182">
                <text:p>182</text:p>
              </table:table-cell>
              <table:table-cell office:value-type="float" office:value="77">
                <text:p>77</text:p>
              </table:table-cell>
              <table:table-cell office:value-type="float" office:value="182">
                <text:p>1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  <table:table-cell office:value-type="float" office:value="183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183">
                <text:p>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  <table:table-cell office:value-type="float" office:value="184">
                <text:p>184</text:p>
              </table:table-cell>
              <table:table-cell office:value-type="float" office:value="79">
                <text:p>79</text:p>
              </table:table-cell>
              <table:table-cell office:value-type="float" office:value="184">
                <text:p>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  <table:table-cell office:value-type="float" office:value="185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85">
                <text:p>1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  <table:table-cell office:value-type="float" office:value="186">
                <text:p>186</text:p>
              </table:table-cell>
              <table:table-cell office:value-type="float" office:value="81">
                <text:p>81</text:p>
              </table:table-cell>
              <table:table-cell office:value-type="float" office:value="186">
                <text:p>1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  <table:table-cell office:value-type="float" office:value="187">
                <text:p>187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  <table:table-cell office:value-type="float" office:value="188">
                <text:p>188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  <table:table-cell office:value-type="float" office:value="189">
                <text:p>189</text:p>
              </table:table-cell>
              <table:table-cell office:value-type="float" office:value="84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190">
                <text:p>1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  <table:table-cell office:value-type="float" office:value="191">
                <text:p>191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  <table:table-cell office:value-type="float" office:value="192">
                <text:p>192</text:p>
              </table:table-cell>
              <table:table-cell office:value-type="float" office:value="87">
                <text:p>87</text:p>
              </table:table-cell>
              <table:table-cell office:value-type="float" office:value="192">
                <text:p>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  <table:table-cell office:value-type="float" office:value="193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  <table:table-cell office:value-type="float" office:value="194">
                <text:p>194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  <table:table-cell office:value-type="float" office:value="195">
                <text:p>195</text:p>
              </table:table-cell>
              <table:table-cell office:value-type="float" office:value="90">
                <text:p>90</text:p>
              </table:table-cell>
              <table:table-cell office:value-type="float" office:value="195">
                <text:p>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196">
                <text:p>1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  <table:table-cell office:value-type="float" office:value="197">
                <text:p>197</text:p>
              </table:table-cell>
              <table:table-cell office:value-type="float" office:value="92">
                <text:p>92</text:p>
              </table:table-cell>
              <table:table-cell office:value-type="float" office:value="197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  <table:table-cell office:value-type="float" office:value="198">
                <text:p>19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  <table:table-cell office:value-type="float" office:value="199">
                <text:p>199</text:p>
              </table:table-cell>
              <table:table-cell office:value-type="float" office:value="94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  <table:table-cell office:value-type="float" office:value="201">
                <text:p>201</text:p>
              </table:table-cell>
              <table:table-cell office:value-type="float" office:value="96">
                <text:p>96</text:p>
              </table:table-cell>
              <table:table-cell office:value-type="float" office:value="201">
                <text:p>2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  <table:table-cell office:value-type="float" office:value="202">
                <text:p>202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  <table:table-cell office:value-type="float" office:value="203">
                <text:p>203</text:p>
              </table:table-cell>
              <table:table-cell office:value-type="float" office:value="98">
                <text:p>98</text:p>
              </table:table-cell>
              <table:table-cell office:value-type="float" office:value="203">
                <text:p>2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  <table:table-cell office:value-type="float" office:value="204">
                <text:p>204</text:p>
              </table:table-cell>
              <table:table-cell office:value-type="float" office:value="99">
                <text:p>99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205">
                <text:p>2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  <table:table-cell office:value-type="float" office:value="206">
                <text:p>206</text:p>
              </table:table-cell>
              <table:table-cell office:value-type="float" office:value="101">
                <text:p>101</text:p>
              </table:table-cell>
              <table:table-cell office:value-type="float" office:value="206">
                <text:p>2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  <table:table-cell office:value-type="float" office:value="207">
                <text:p>207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  <table:table-cell office:value-type="float" office:value="208">
                <text:p>208</text:p>
              </table:table-cell>
              <table:table-cell office:value-type="float" office:value="103">
                <text:p>103</text:p>
              </table:table-cell>
              <table:table-cell office:value-type="float" office:value="208">
                <text:p>2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  <table:table-cell office:value-type="float" office:value="209">
                <text:p>209</text:p>
              </table:table-cell>
              <table:table-cell office:value-type="float" office:value="104">
                <text:p>104</text:p>
              </table:table-cell>
              <table:table-cell office:value-type="float" office:value="209">
                <text:p>2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  <table:table-cell office:value-type="float" office:value="211">
                <text:p>211</text:p>
              </table:table-cell>
              <table:table-cell office:value-type="float" office:value="106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  <table:table-cell office:value-type="float" office:value="212">
                <text:p>212</text:p>
              </table:table-cell>
              <table:table-cell office:value-type="float" office:value="107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  <table:table-cell office:value-type="float" office:value="213">
                <text:p>213</text:p>
              </table:table-cell>
              <table:table-cell office:value-type="float" office:value="108">
                <text:p>108</text:p>
              </table:table-cell>
              <table:table-cell office:value-type="float" office:value="213">
                <text:p>2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  <table:table-cell office:value-type="float" office:value="214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214">
                <text:p>2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  <table:table-cell office:value-type="float" office:value="216">
                <text:p>216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  <table:table-cell office:value-type="float" office:value="218">
                <text:p>218</text:p>
              </table:table-cell>
              <table:table-cell office:value-type="float" office:value="113">
                <text:p>113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  <table:table-cell office:value-type="float" office:value="219">
                <text:p>219</text:p>
              </table:table-cell>
              <table:table-cell office:value-type="float" office:value="114">
                <text:p>114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  <table:table-cell office:value-type="float" office:value="220">
                <text:p>220</text:p>
              </table:table-cell>
              <table:table-cell office:value-type="float" office:value="115">
                <text:p>115</text:p>
              </table:table-cell>
              <table:table-cell office:value-type="float" office:value="220">
                <text:p>2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  <table:table-cell office:value-type="float" office:value="221">
                <text:p>221</text:p>
              </table:table-cell>
              <table:table-cell office:value-type="float" office:value="116">
                <text:p>116</text:p>
              </table:table-cell>
              <table:table-cell office:value-type="float" office:value="221">
                <text:p>2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  <table:table-cell office:value-type="float" office:value="222">
                <text:p>222</text:p>
              </table:table-cell>
              <table:table-cell office:value-type="float" office:value="117">
                <text:p>117</text:p>
              </table:table-cell>
              <table:table-cell office:value-type="float" office:value="222">
                <text:p>2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  <table:table-cell office:value-type="float" office:value="223">
                <text:p>223</text:p>
              </table:table-cell>
              <table:table-cell office:value-type="float" office:value="118">
                <text:p>118</text:p>
              </table:table-cell>
              <table:table-cell office:value-type="float" office:value="223">
                <text:p>2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  <table:table-cell office:value-type="float" office:value="224">
                <text:p>224</text:p>
              </table:table-cell>
              <table:table-cell office:value-type="float" office:value="119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  <table:table-cell office:value-type="float" office:value="226">
                <text:p>226</text:p>
              </table:table-cell>
              <table:table-cell office:value-type="float" office:value="121">
                <text:p>121</text:p>
              </table:table-cell>
              <table:table-cell office:value-type="float" office:value="226">
                <text:p>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  <table:table-cell office:value-type="float" office:value="227">
                <text:p>227</text:p>
              </table:table-cell>
              <table:table-cell office:value-type="float" office:value="122">
                <text:p>122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228">
                <text:p>2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  <table:table-cell office:value-type="float" office:value="229">
                <text:p>229</text:p>
              </table:table-cell>
              <table:table-cell office:value-type="float" office:value="124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  <table:table-cell office:value-type="float" office:value="230">
                <text:p>230</text:p>
              </table:table-cell>
              <table:table-cell office:value-type="float" office:value="125">
                <text:p>125</text:p>
              </table:table-cell>
              <table:table-cell office:value-type="float" office:value="230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  <table:table-cell office:value-type="float" office:value="231">
                <text:p>2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  <table:table-cell office:value-type="float" office:value="232">
                <text:p>232</text:p>
              </table:table-cell>
              <table:table-cell office:value-type="float" office:value="127">
                <text:p>127</text:p>
              </table:table-cell>
              <table:table-cell office:value-type="float" office:value="232">
                <text:p>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  <table:table-cell office:value-type="float" office:value="234">
                <text:p>234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  <table:table-cell office:value-type="float" office:value="235">
                <text:p>235</text:p>
              </table:table-cell>
              <table:table-cell office:value-type="float" office:value="130">
                <text:p>130</text:p>
              </table:table-cell>
              <table:table-cell office:value-type="float" office:value="235">
                <text:p>2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  <table:table-cell office:value-type="float" office:value="236">
                <text:p>236</text:p>
              </table:table-cell>
              <table:table-cell office:value-type="float" office:value="131">
                <text:p>131</text:p>
              </table:table-cell>
              <table:table-cell office:value-type="float" office:value="236">
                <text:p>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  <table:table-cell office:value-type="float" office:value="237">
                <text:p>237</text:p>
              </table:table-cell>
              <table:table-cell office:value-type="float" office:value="132">
                <text:p>132</text:p>
              </table:table-cell>
              <table:table-cell office:value-type="float" office:value="237">
                <text:p>2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  <table:table-cell office:value-type="float" office:value="238">
                <text:p>238</text:p>
              </table:table-cell>
              <table:table-cell office:value-type="float" office:value="133">
                <text:p>133</text:p>
              </table:table-cell>
              <table:table-cell office:value-type="float" office:value="238">
                <text:p>2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  <table:table-cell office:value-type="float" office:value="239">
                <text:p>239</text:p>
              </table:table-cell>
              <table:table-cell office:value-type="float" office:value="134">
                <text:p>134</text:p>
              </table:table-cell>
              <table:table-cell office:value-type="float" office:value="239">
                <text:p>2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  <table:table-cell office:value-type="float" office:value="240">
                <text:p>240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  <table:table-cell office:value-type="float" office:value="241">
                <text:p>241</text:p>
              </table:table-cell>
              <table:table-cell office:value-type="float" office:value="136">
                <text:p>136</text:p>
              </table:table-cell>
              <table:table-cell office:value-type="float" office:value="241">
                <text:p>2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  <table:table-cell office:value-type="float" office:value="242">
                <text:p>242</text:p>
              </table:table-cell>
              <table:table-cell office:value-type="float" office:value="137">
                <text:p>137</text:p>
              </table:table-cell>
              <table:table-cell office:value-type="float" office:value="242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  <table:table-cell office:value-type="float" office:value="243">
                <text:p>243</text:p>
              </table:table-cell>
              <table:table-cell office:value-type="float" office:value="138">
                <text:p>138</text:p>
              </table:table-cell>
              <table:table-cell office:value-type="float" office:value="243">
                <text:p>2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  <table:table-cell office:value-type="float" office:value="244">
                <text:p>244</text:p>
              </table:table-cell>
              <table:table-cell office:value-type="float" office:value="139">
                <text:p>139</text:p>
              </table:table-cell>
              <table:table-cell office:value-type="float" office:value="244">
                <text:p>2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  <table:table-cell office:value-type="float" office:value="245">
                <text:p>245</text:p>
              </table:table-cell>
              <table:table-cell office:value-type="float" office:value="140">
                <text:p>140</text:p>
              </table:table-cell>
              <table:table-cell office:value-type="float" office:value="245">
                <text:p>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  <table:table-cell office:value-type="float" office:value="246">
                <text:p>246</text:p>
              </table:table-cell>
              <table:table-cell office:value-type="float" office:value="141">
                <text:p>141</text:p>
              </table:table-cell>
              <table:table-cell office:value-type="float" office:value="246">
                <text:p>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  <table:table-cell office:value-type="float" office:value="247">
                <text:p>247</text:p>
              </table:table-cell>
              <table:table-cell office:value-type="float" office:value="142">
                <text:p>142</text:p>
              </table:table-cell>
              <table:table-cell office:value-type="float" office:value="247">
                <text:p>2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  <table:table-cell office:value-type="float" office:value="248">
                <text:p>248</text:p>
              </table:table-cell>
              <table:table-cell office:value-type="float" office:value="143">
                <text:p>143</text:p>
              </table:table-cell>
              <table:table-cell office:value-type="float" office:value="248">
                <text:p>2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  <table:table-cell office:value-type="float" office:value="249">
                <text:p>2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  <table:table-cell office:value-type="float" office:value="250">
                <text:p>250</text:p>
              </table:table-cell>
              <table:table-cell office:value-type="float" office:value="145">
                <text:p>145</text:p>
              </table:table-cell>
              <table:table-cell office:value-type="float" office:value="250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  <table:table-cell office:value-type="float" office:value="251">
                <text:p>251</text:p>
              </table:table-cell>
              <table:table-cell office:value-type="float" office:value="146">
                <text:p>146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252">
                <text:p>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  <table:table-cell office:value-type="float" office:value="253">
                <text:p>253</text:p>
              </table:table-cell>
              <table:table-cell office:value-type="float" office:value="148">
                <text:p>148</text:p>
              </table:table-cell>
              <table:table-cell office:value-type="float" office:value="253">
                <text:p>2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  <table:table-cell office:value-type="float" office:value="254">
                <text:p>254</text:p>
              </table:table-cell>
              <table:table-cell office:value-type="float" office:value="149">
                <text:p>149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255">
                <text:p>25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